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4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12.4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8" table:default-cell-style-name="Default"/>
        <table:table-row table:style-name="ro2">
          <table:table-cell table:style-name="ce1" office:value-type="string" calcext:value-type="string">
            <text:p>Rozmiar populacji</text:p>
          </table:table-cell>
          <table:table-cell table:style-name="ce1" office:value-type="string" calcext:value-type="string">
            <text:p>Rozmiar populacji po selekcji</text:p>
          </table:table-cell>
          <table:table-cell table:style-name="ce1" office:value-type="string" calcext:value-type="string">
            <text:p>Liczba osobników elitarnych</text:p>
          </table:table-cell>
          <table:table-cell table:style-name="ce1" office:value-type="string" calcext:value-type="string">
            <text:p>Rozmiar turnieju</text:p>
          </table:table-cell>
          <table:table-cell table:style-name="ce1" office:value-type="string" calcext:value-type="string">
            <text:p>Liczba osobników z mutacji</text:p>
          </table:table-cell>
          <table:table-cell table:style-name="ce1" office:value-type="string" calcext:value-type="string">
            <text:p>Liczba osobników z krzyżowania</text:p>
          </table:table-cell>
          <table:table-cell table:style-name="ce1" office:value-type="string" calcext:value-type="string">
            <text:p>Liczba genów do mutacji</text:p>
          </table:table-cell>
          <table:table-cell table:style-name="ce1" office:value-type="string" calcext:value-type="string">
            <text:p>Minimalna wartość f. Celu</text:p>
          </table:table-cell>
          <table:table-cell/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40" calcext:value-type="float">
            <text:p>440</text:p>
          </table:table-cell>
          <table:table-cell table:style-name="ce1"/>
        </table:table-row>
        <table:table-row table:style-name="ro3" table:number-rows-repeated="2">
          <table:table-cell table:number-columns-repeated="9"/>
        </table:table-row>
        <table:table-row table:style-name="ro5">
          <table:table-cell table:style-name="ce1" office:value-type="string" calcext:value-type="string">
            <text:p>Numer iteracji</text:p>
          </table:table-cell>
          <table:table-cell table:style-name="ce1" office:value-type="string" calcext:value-type="string">
            <text:p>Wartość funkcji celu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526.0</text:p>
          </table:table-cell>
          <table:table-cell table:number-columns-repeated="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502.0</text:p>
          </table:table-cell>
          <table:table-cell table:number-columns-repeated="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502.0</text:p>
          </table:table-cell>
          <table:table-cell table:number-columns-repeated="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02.0</text:p>
          </table:table-cell>
          <table:table-cell table:number-columns-repeated="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456.0</text:p>
          </table:table-cell>
          <table:table-cell table:number-columns-repeated="7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456.0</text:p>
          </table:table-cell>
          <table:table-cell table:number-columns-repeated="7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456.0</text:p>
          </table:table-cell>
          <table:table-cell table:number-columns-repeated="7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456.0</text:p>
          </table:table-cell>
          <table:table-cell table:number-columns-repeated="7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456.0</text:p>
          </table:table-cell>
          <table:table-cell table:number-columns-repeated="7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456.0</text:p>
          </table:table-cell>
          <table:table-cell table:number-columns-repeated="7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456.0</text:p>
          </table:table-cell>
          <table:table-cell table:number-columns-repeated="7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456.0</text:p>
          </table:table-cell>
          <table:table-cell table:number-columns-repeated="7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456.0</text:p>
          </table:table-cell>
          <table:table-cell table:number-columns-repeated="7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456.0</text:p>
          </table:table-cell>
          <table:table-cell table:number-columns-repeated="7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456.0</text:p>
          </table:table-cell>
          <table:table-cell table:number-columns-repeated="7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456.0</text:p>
          </table:table-cell>
          <table:table-cell table:number-columns-repeated="7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456.0</text:p>
          </table:table-cell>
          <table:table-cell table:number-columns-repeated="7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456.0</text:p>
          </table:table-cell>
          <table:table-cell table:number-columns-repeated="7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456.0</text:p>
          </table:table-cell>
          <table:table-cell table:number-columns-repeated="7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456.0</text:p>
          </table:table-cell>
          <table:table-cell table:number-columns-repeated="7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456.0</text:p>
          </table:table-cell>
          <table:table-cell table:number-columns-repeated="7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456.0</text:p>
          </table:table-cell>
          <table:table-cell table:number-columns-repeated="7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456.0</text:p>
          </table:table-cell>
          <table:table-cell table:number-columns-repeated="7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456.0</text:p>
          </table:table-cell>
          <table:table-cell table:number-columns-repeated="7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456.0</text:p>
          </table:table-cell>
          <table:table-cell table:number-columns-repeated="7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456.0</text:p>
          </table:table-cell>
          <table:table-cell table:number-columns-repeated="7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456.0</text:p>
          </table:table-cell>
          <table:table-cell table:number-columns-repeated="7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456.0</text:p>
          </table:table-cell>
          <table:table-cell table:number-columns-repeated="7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452.0</text:p>
          </table:table-cell>
          <table:table-cell table:number-columns-repeated="7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446.0</text:p>
          </table:table-cell>
          <table:table-cell table:number-columns-repeated="7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446.0</text:p>
          </table:table-cell>
          <table:table-cell table:number-columns-repeated="7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446.0</text:p>
          </table:table-cell>
          <table:table-cell table:number-columns-repeated="7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446.0</text:p>
          </table:table-cell>
          <table:table-cell table:number-columns-repeated="7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446.0</text:p>
          </table:table-cell>
          <table:table-cell table:number-columns-repeated="7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446.0</text:p>
          </table:table-cell>
          <table:table-cell table:number-columns-repeated="7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446.0</text:p>
          </table:table-cell>
          <table:table-cell table:number-columns-repeated="7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446.0</text:p>
          </table:table-cell>
          <table:table-cell table:number-columns-repeated="7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446.0</text:p>
          </table:table-cell>
          <table:table-cell table:number-columns-repeated="7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446.0</text:p>
          </table:table-cell>
          <table:table-cell table:number-columns-repeated="7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446.0</text:p>
          </table:table-cell>
          <table:table-cell table:number-columns-repeated="7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446.0</text:p>
          </table:table-cell>
          <table:table-cell table:number-columns-repeated="7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442.0</text:p>
          </table:table-cell>
          <table:table-cell table:number-columns-repeated="7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442.0</text:p>
          </table:table-cell>
          <table:table-cell table:number-columns-repeated="7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442.0</text:p>
          </table:table-cell>
          <table:table-cell table:number-columns-repeated="7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442.0</text:p>
          </table:table-cell>
          <table:table-cell table:number-columns-repeated="7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442.0</text:p>
          </table:table-cell>
          <table:table-cell table:number-columns-repeated="7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.00.0000</text:date>, <text:time style:data-style-name="N2" text:time-value="02:49:32.89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5M27S</meta:editing-duration>
    <meta:editing-cycles>13</meta:editing-cycles>
    <meta:generator>LibreOffice/5.1.3.2$Windows_x86 LibreOffice_project/644e4637d1d8544fd9f56425bd6cec110e49301b</meta:generator>
    <dc:date>2016-12-20T02:49:39.117000000</dc:date>
    <meta:document-statistic meta:table-count="3" meta:cell-count="218" meta:object-count="0"/>
    <meta:user-defined meta:name="Info 1"/>
    <meta:user-defined meta:name="Info 2"/>
    <meta:user-defined meta:name="Info 3"/>
    <meta:user-defined meta:name="Info 4"/>
  </office:meta>
</office:document-meta>
</file>